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ff" draw:textarea-vertical-align="middle"/>
    </style:style>
    <style:style style:name="gr2" style:family="graphic" style:parent-style-name="standard">
      <style:graphic-properties draw:stroke="none" draw:stroke-dash="Dash_20_2" svg:stroke-width="0cm" draw:stroke-linejoin="none" svg:stroke-linecap="butt" draw:fill="solid" draw:fill-color="#000000"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draw:rect draw:style-name="gr1" draw:text-style-name="P1" draw:layer="layout" svg:width="17.272cm" svg:height="17.272cm" svg:x="1.677cm" svg:y="3.588cm" draw:corner-radius="1.27cm">
          <text:p/>
        </draw:rect>
        <draw:g>
          <draw:path draw:style-name="gr2" draw:text-style-name="P1" draw:layer="layout" svg:width="16.509cm" svg:height="16.485cm" svg:x="2.091cm" svg:y="4.048cm" svg:viewBox="0 0 16510 16486" svg:d="M15027 0l137 26 132 37 127 47 122 57 118 68 114 77 109 88 105 97 121 133 105 139 47 72 42 74 39 76 35 78 30 79 27 81 22 83 19 85 24 176 8 182v12954l-8 183-24 175-19 85-22 83-27 81-30 80-35 77-39 76-42 74-47 72-105 140-121 132-132 121-140 105-72 47-74 43-76 38-78 35-79 30-81 27-83 22-85 19-175 24-183 8h-12963l-180-8-175-24-168-41-81-27-80-30-78-35-76-38-74-43-73-47-140-105-133-121-121-132-104-140-46-72-42-74-38-76-34-77-30-80-26-81-39-168-24-175-8-183v-12954l8-182 24-176 39-168 26-81 30-79 34-78 38-76 42-74 46-72 104-139 121-133 105-97 110-88 114-77 119-68 123-57 128-47 131-37 136-26zM12216 14504h-1653l-680-8930h680v-3138h541v-622l-2852-658-2802 658v622h556v3138h680l-724 8952h-1668v783h7922zM9985 3942l-3401 22v-1528h3401zM9722 14504l-2934 22 227-2787 1237-1338 1243 1338zM9246 8624l-1009 1097-973-1032 249-3115h1485zM9283 9267l146 1712-863-929zM7922 10050l-826 907 146-1675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10-04T10:38:32</dc:date>
    <meta:generator>OpenOffice/4.1.0$Unix OpenOffice.org_project/410m18$Build-9764</meta:generator>
    <meta:editing-duration>PT1M16S</meta:editing-duration>
    <meta:editing-cycles>1</meta:editing-cycles>
    <meta:document-statistic meta:object-count="3"/>
  </office:meta>
</office:document-meta>
</file>